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3a7cee2-f33f-3574-3299-a2c71ea85b84"/>Web Application: client side component for the application via web browser</text:p>
      <text:p text:style-name="P1">Mobile Application: client side component for the application via mobile device</text:p>
      <text:p text:style-name="P1">SessionManager: handle login, sign up and account functionalities</text:p>
      <text:p text:style-name="P1">NotificationManager: handle notifications for weather forecast, incoming routes and account recovering</text:p>
      <text:p text:style-name="P1">CalendarManager: handle the calendar and appointments</text:p>
      <text:p text:style-name="P1">RouteManager: handle routes</text:p>
      <text:p text:style-name="P1">ReportManager: handle functionalities for reporting issues and suggestions</text:p>
      <text:p text:style-name="P1">PreferenceManager: handle the settings of the user</text:p>
      <text:p text:style-name="P1">SMS Gateway: service for sending SMS</text:p>
      <text:p text:style-name="P1">Push Gateway: service for push notifications</text:p>
      <text:p text:style-name="P1">Weather Services: external API for weather forecast</text:p>
      <text:p text:style-name="P1">Map Services: external API for maps</text:p>
      <text:p text:style-name="P1">Route Services: external API for routing</text:p>
      <text:p text:style-name="P1">Database: the database of the system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5:10.521000000</meta:creation-date>
    <dc:date>2017-11-25T13:55:42.217000000</dc:date>
    <meta:editing-duration>PT31S</meta:editing-duration>
    <meta:editing-cycles>1</meta:editing-cycles>
    <meta:document-statistic meta:table-count="0" meta:image-count="0" meta:object-count="0" meta:page-count="1" meta:paragraph-count="15" meta:word-count="102" meta:character-count="767" meta:non-whitespace-character-count="678"/>
    <meta:generator>LibreOffice/5.4.1.2$Windows_x86 LibreOffice_project/ea7cb86e6eeb2bf3a5af73a8f7777ac570321527</meta:generator>
  </office:meta>
</office:document-meta>
</file>